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799cm" style:rel-column-width="1020*"/>
    </style:style>
    <style:style style:name="Tableau1.B" style:family="table-column">
      <style:table-column-properties style:column-width="15.201cm" style:rel-column-width="8618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0933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Globe terrestre</text:p>
      <text:p text:style-name="Standard"/>
      <table:table table:name="Tableau1" table:style-name="Tableau1">
        <table:table-column table:style-name="Tableau1.A"/>
        <table:table-column table:style-name="Tableau1.B"/>
        <table:table-row table:style-name="TableLine2433942527472">
          <table:table-cell table:style-name="Tableau1.A1" office:value-type="string">
            <text:p text:style-name="Table_20_Contents"/>
          </table:table-cell>
          <table:table-cell table:style-name="Tableau1.B1" office:value-type="string">
            <text:p text:style-name="P1">* 1 arceau 10mm PMMA transparent comprenant :</text:p>
            <text:p text:style-name="P1"><text:s text:c="2"/>* 1 ruban de Leds</text:p>
            <text:p text:style-name="P1"><text:s text:c="2"/>* 1 fils électrique</text:p>
            <text:p text:style-name="P1"/>
          </table:table-cell>
        </table:table-row>
        <table:table-row table:style-name="TableLine2433942527472"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P1">* 3 repose-globe 10mm PMMA transparent</text:p>
            <text:p text:style-name="P1"/>
          </table:table-cell>
        </table:table-row>
        <table:table-row table:style-name="TableLine2433942527472"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P1">* Un boitier pour la partie électronique comprenant :</text:p>
            <text:p text:style-name="P1"><text:s text:c="2"/>* 2 plateaux de 10 mm Peuplier</text:p>
            <text:p text:style-name="P1"><text:s text:c="2"/>* 2 Hexagones 5 mm Peuplier</text:p>
            <text:p text:style-name="P1"><text:s text:c="2"/>* 6 cotés dont 1 en francais/anglais 5 mm Peuplier</text:p>
            <text:p text:style-name="P1"><text:s text:c="2"/>* 3 Aimants</text:p>
            <text:p text:style-name="P1"><text:s text:c="2"/>* 1 connecteur 5 broches</text:p>
            <text:p text:style-name="P1"><text:s text:c="2"/>* 1 interupteur</text:p>
            <text:p text:style-name="P1"><text:s text:c="2"/>* cablages électrique</text:p>
            <text:p text:style-name="P1"/>
          </table:table-cell>
        </table:table-row>
        <table:table-row table:style-name="TableLine2433942527472"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P1">* Un boitier pour ranger les assiettes comprenant :</text:p>
            <text:p text:style-name="P1"><text:s text:c="2"/>* 2 Hexagones 5 mm Peuplier</text:p>
            <text:p text:style-name="P1"><text:s text:c="2"/>* 6 cotés dont 2 en francais/anglais 5 mm Peuplier</text:p>
            <text:p text:style-name="P1"><text:s text:c="2"/>* 3 aimants</text:p>
            <text:p text:style-name="P1"/>
          </table:table-cell>
        </table:table-row>
        <table:table-row table:style-name="TableLine2433942527472"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P1">* 1 assiette comprenant :</text:p>
            <text:p text:style-name="P1"><text:s text:c="2"/>* 4 parties 5 mm Peuplier</text:p>
            <text:p text:style-name="P1"><text:s text:c="2"/>* 3 ILS</text:p>
            <text:p text:style-name="P1"/>
          </table:table-cell>
        </table:table-row>
        <table:table-row table:style-name="TableLine2433942527472"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P1">* 11 plats 5 mm Peuplier </text:p>
            <text:p text:style-name="P1"><text:s text:c="2"/>* Version FR : 3 rouges, 3 Jaune, 4 vertes</text:p>
            <text:p text:style-name="P1"><text:s text:c="2"/>* Version UK : 3 Rouges, 4 jaunes, 3 vertes</text:p>
          </table:table-cell>
        </table:table-row>
        <table:table-row table:style-name="TableLine2433942527472"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P1"/>
          </table:table-cell>
        </table:table-row>
        <table:table-row table:style-name="TableLine2433942527472"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P1"/>
          </table:table-cell>
        </table:table-row>
        <table:table-row table:style-name="TableLine2433942527472"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P1"/>
          </table:table-cell>
        </table:table-row>
        <table:table-row table:style-name="TableLine2433942527472"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lexandre PERETJATKO</meta:initial-creator>
    <meta:creation-date>2022-03-28T09:39:30.718000000</meta:creation-date>
    <dc:date>2022-03-28T09:48:20.918000000</dc:date>
    <dc:creator>Alexandre PERETJATKO</dc:creator>
    <meta:editing-duration>PT8M50S</meta:editing-duration>
    <meta:editing-cycles>2</meta:editing-cycles>
    <meta:generator>LibreOffice/7.3.1.3$Windows_X86_64 LibreOffice_project/a69ca51ded25f3eefd52d7bf9a5fad8c90b87951</meta:generator>
    <meta:document-statistic meta:table-count="1" meta:image-count="0" meta:object-count="0" meta:page-count="1" meta:paragraph-count="23" meta:word-count="139" meta:character-count="703" meta:non-whitespace-character-count="554"/>
  </office:meta>
</office:document-meta>
</file>